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461cm" table:align="margins"/>
    </style:style>
    <style:style style:name="Tableau1.A" style:family="table-column">
      <style:table-column-properties style:column-width="6.154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d83e4" officeooo:paragraph-rsid="001d83e4"/>
    </style:style>
    <style:style style:name="P2" style:family="paragraph" style:parent-style-name="Standard">
      <style:text-properties style:text-underline-style="solid" style:text-underline-width="auto" style:text-underline-color="font-color" officeooo:rsid="001d83e4" officeooo:paragraph-rsid="003698d1"/>
    </style:style>
    <style:style style:name="P3" style:family="paragraph" style:parent-style-name="Standard">
      <style:text-properties style:text-underline-style="solid" style:text-underline-width="auto" style:text-underline-color="font-color" officeooo:rsid="001d83e4" officeooo:paragraph-rsid="0046cb9c"/>
    </style:style>
    <style:style style:name="P4" style:family="paragraph" style:parent-style-name="Standard">
      <style:text-properties style:text-underline-style="solid" style:text-underline-width="auto" style:text-underline-color="font-color" officeooo:rsid="001d83e4" officeooo:paragraph-rsid="0024ad13"/>
    </style:style>
    <style:style style:name="P5" style:family="paragraph" style:parent-style-name="Standard">
      <style:text-properties style:text-underline-style="solid" style:text-underline-width="auto" style:text-underline-color="font-color" officeooo:rsid="001c39ce" officeooo:paragraph-rsid="002bb692"/>
    </style:style>
    <style:style style:name="P6" style:family="paragraph" style:parent-style-name="Standard">
      <style:text-properties style:text-underline-style="solid" style:text-underline-width="auto" style:text-underline-color="font-color" officeooo:rsid="001c39ce" officeooo:paragraph-rsid="0045ba24"/>
    </style:style>
    <style:style style:name="P7" style:family="paragraph" style:parent-style-name="Standard">
      <style:text-properties style:text-underline-style="solid" style:text-underline-width="auto" style:text-underline-color="font-color" officeooo:rsid="001c39ce" officeooo:paragraph-rsid="001c39ce"/>
    </style:style>
    <style:style style:name="P8" style:family="paragraph" style:parent-style-name="Standard">
      <style:text-properties style:text-underline-style="solid" style:text-underline-width="auto" style:text-underline-color="font-color" officeooo:rsid="001c39ce" officeooo:paragraph-rsid="001d83e4"/>
    </style:style>
    <style:style style:name="P9" style:family="paragraph" style:parent-style-name="Standard">
      <style:text-properties fo:color="#000000" style:font-name="Liberation Serif1" fo:font-size="12pt" fo:font-style="normal" style:text-underline-style="none" fo:font-weight="normal" officeooo:rsid="002bb692" officeooo:paragraph-rsid="002bb69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0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46bfd9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11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46bfd9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2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3698d1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3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267012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4" style:family="paragraph" style:parent-style-name="Standard">
      <style:text-properties fo:color="#000000" style:font-name="Liberation Serif1" fo:font-size="12pt" fo:font-style="normal" style:text-underline-style="none" fo:font-weight="bold" officeooo:rsid="001f2665" officeooo:paragraph-rsid="0046cb9c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5" style:family="paragraph" style:parent-style-name="Standard">
      <style:text-properties fo:color="#000000" style:font-name="Liberation Serif1" fo:font-size="12pt" fo:font-style="normal" style:text-underline-style="none" officeooo:rsid="001d83e4" officeooo:paragraph-rsid="003698d1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6" style:family="paragraph" style:parent-style-name="Standard">
      <style:text-properties fo:color="#000000" style:font-name="Liberation Serif1" fo:font-size="12pt" fo:font-style="normal" style:text-underline-style="none" officeooo:rsid="001d83e4" officeooo:paragraph-rsid="0046bfd9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7" style:family="paragraph" style:parent-style-name="Standard">
      <style:text-properties fo:color="#000000" style:font-name="Liberation Serif1" fo:font-size="12pt" fo:font-style="normal" style:text-underline-style="none" officeooo:rsid="001d83e4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8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3698d1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9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46bfd9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0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1" style:family="paragraph" style:parent-style-name="Standard">
      <style:text-properties fo:color="#000000" fo:font-size="12pt" fo:font-style="normal" style:text-underline-style="none" fo:font-weight="bold" officeooo:rsid="001f2665" officeooo:paragraph-rsid="003698d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000000" fo:font-size="12pt" fo:font-style="normal" style:text-underline-style="none" fo:font-weight="bold" officeooo:rsid="001f2665" officeooo:paragraph-rsid="0024ad1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000000" fo:font-size="12pt" fo:font-style="normal" style:text-underline-style="none" fo:font-weight="bold" officeooo:rsid="004229e1" officeooo:paragraph-rsid="004229e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00" fo:font-size="12pt" fo:font-style="normal" style:text-underline-style="none" fo:font-weight="bold" officeooo:rsid="00247545" officeooo:paragraph-rsid="0046bfd9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fo:font-size="12pt" fo:font-style="normal" style:text-underline-style="none" fo:font-weight="normal" officeooo:rsid="00424cf3" officeooo:paragraph-rsid="00424cf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fo:font-size="12pt" fo:font-style="normal" style:text-underline-style="none" fo:font-weight="normal" officeooo:rsid="0045ba24" officeooo:paragraph-rsid="0045ba2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fo:font-size="12pt" fo:font-style="normal" style:text-underline-style="none" fo:font-weight="normal" officeooo:rsid="004055a7" officeooo:paragraph-rsid="0045ba2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fo:font-size="12pt" fo:font-style="normal" style:text-underline-style="none" fo:font-weight="normal" officeooo:rsid="0046bfd9" officeooo:paragraph-rsid="0046bfd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fo:font-size="12pt" fo:font-style="normal" style:text-underline-style="none" fo:font-weight="normal" officeooo:rsid="00247545" officeooo:paragraph-rsid="0046bfd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fo:font-size="12pt" fo:font-style="normal" style:text-underline-style="none" fo:font-weight="normal" officeooo:rsid="002bb692" officeooo:paragraph-rsid="002bb69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fo:font-size="12pt" fo:font-style="normal" style:text-underline-style="none" officeooo:rsid="0021987d" officeooo:paragraph-rsid="0021987d" fo:background-color="transparent" style:font-size-asian="10.5pt" style:font-style-asian="normal" style:font-size-complex="12pt" style:font-style-complex="normal"/>
    </style:style>
    <style:style style:name="P32" style:family="paragraph" style:parent-style-name="Standard">
      <style:text-properties fo:color="#000000" fo:font-size="12pt" fo:font-style="normal" style:text-underline-style="solid" style:text-underline-width="auto" style:text-underline-color="font-color" fo:font-weight="normal" officeooo:rsid="001c39ce" officeooo:paragraph-rsid="0046bfd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3698d1" fo:background-color="transparent" style:font-size-asian="10.5pt" style:font-style-asian="normal" style:font-size-complex="12pt" style:font-style-complex="normal"/>
    </style:style>
    <style:style style:name="P34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46bfd9" fo:background-color="transparent" style:font-size-asian="10.5pt" style:font-style-asian="normal" style:font-size-complex="12pt" style:font-style-complex="normal"/>
    </style:style>
    <style:style style:name="P35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1987d" fo:background-color="transparent" style:font-size-asian="10.5pt" style:font-style-asian="normal" style:font-size-complex="12pt" style:font-style-complex="normal"/>
    </style:style>
    <style:style style:name="P36" style:family="paragraph" style:parent-style-name="Standard">
      <style:text-properties style:font-name="Liberation Serif1" style:text-underline-style="none" officeooo:rsid="001d83e4" officeooo:paragraph-rsid="003698d1" style:font-name-asian="Liberation Serif1" style:font-name-complex="Liberation Serif1"/>
    </style:style>
    <style:style style:name="P37" style:family="paragraph" style:parent-style-name="Standard">
      <style:text-properties style:font-name="Liberation Serif1" style:text-underline-style="none" officeooo:rsid="0039cfcb" officeooo:paragraph-rsid="0039cfcb" style:font-name-asian="Liberation Serif1" style:font-name-complex="Liberation Serif1"/>
    </style:style>
    <style:style style:name="P38" style:family="paragraph" style:parent-style-name="Standard">
      <style:text-properties style:font-name="Liberation Serif1" style:text-underline-style="none" officeooo:rsid="0039cfcb" officeooo:paragraph-rsid="0046bfd9" style:font-name-asian="Liberation Serif1" style:font-name-complex="Liberation Serif1"/>
    </style:style>
    <style:style style:name="P39" style:family="paragraph" style:parent-style-name="Standard">
      <style:text-properties style:font-name="Liberation Serif1" style:text-underline-style="none" officeooo:rsid="0024ad13" officeooo:paragraph-rsid="0024ad13" style:font-name-asian="Liberation Serif1" style:font-name-complex="Liberation Serif1"/>
    </style:style>
    <style:style style:name="P40" style:family="paragraph" style:parent-style-name="Standard">
      <style:text-properties style:font-name="Liberation Serif1" style:text-underline-style="none" fo:font-weight="bold" officeooo:rsid="00267012" officeooo:paragraph-rsid="003698d1" style:font-name-asian="Liberation Serif1" style:font-weight-asian="bold" style:font-name-complex="Liberation Serif1" style:font-weight-complex="bold"/>
    </style:style>
    <style:style style:name="P41" style:family="paragraph" style:parent-style-name="Standard">
      <style:text-properties style:font-name="Liberation Serif1" officeooo:rsid="00247545" officeooo:paragraph-rsid="00247545" style:font-name-asian="Liberation Serif1" style:font-name-complex="Liberation Serif1"/>
    </style:style>
    <style:style style:name="P42" style:family="paragraph" style:parent-style-name="Standard">
      <style:text-properties fo:font-style="normal" style:text-underline-style="none" fo:font-weight="bold" officeooo:rsid="001f2665" officeooo:paragraph-rsid="0024ad13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none" fo:font-weight="bold" officeooo:rsid="001f2665" officeooo:paragraph-rsid="0046bfd9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style:text-underline-style="none" fo:font-weight="bold" officeooo:rsid="001f2665" officeooo:paragraph-rsid="003698d1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bold" officeooo:rsid="001f2665" officeooo:paragraph-rsid="0046cb9c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style:text-underline-style="none" fo:font-weight="bold" officeooo:rsid="001f2665" officeooo:paragraph-rsid="001f2665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style:text-underline-style="none" officeooo:rsid="001f2665" officeooo:paragraph-rsid="003698d1" style:font-style-asian="normal" style:font-style-complex="normal"/>
    </style:style>
    <style:style style:name="P48" style:family="paragraph" style:parent-style-name="Standard">
      <style:text-properties fo:font-style="normal" style:text-underline-style="none" officeooo:rsid="001f2665" officeooo:paragraph-rsid="0046cb9c" style:font-style-asian="normal" style:font-style-complex="normal"/>
    </style:style>
    <style:style style:name="P49" style:family="paragraph" style:parent-style-name="Standard">
      <style:text-properties fo:font-style="normal" style:text-underline-style="none" officeooo:rsid="001f2665" officeooo:paragraph-rsid="001f2665" style:font-style-asian="normal" style:font-style-complex="normal"/>
    </style:style>
    <style:style style:name="P50" style:family="paragraph" style:parent-style-name="Standard">
      <style:text-properties fo:font-style="normal" style:text-underline-style="none" officeooo:rsid="001f2665" officeooo:paragraph-rsid="00267012" style:font-style-asian="normal" style:font-style-complex="normal"/>
    </style:style>
    <style:style style:name="P51" style:family="paragraph" style:parent-style-name="Standard">
      <style:text-properties fo:font-style="normal" style:text-underline-style="none" officeooo:rsid="001f2665" officeooo:paragraph-rsid="0024ad13" style:font-style-asian="normal" style:font-style-complex="normal"/>
    </style:style>
    <style:style style:name="P52" style:family="paragraph" style:parent-style-name="Standard">
      <style:text-properties fo:font-style="normal" style:text-underline-style="none" officeooo:rsid="001d83e4" officeooo:paragraph-rsid="003698d1" style:font-style-asian="normal" style:font-style-complex="normal"/>
    </style:style>
    <style:style style:name="P53" style:family="paragraph" style:parent-style-name="Standard">
      <style:text-properties fo:font-style="normal" style:text-underline-style="none" officeooo:rsid="001d83e4" officeooo:paragraph-rsid="001f2665" style:font-style-asian="normal" style:font-style-complex="normal"/>
    </style:style>
    <style:style style:name="P54" style:family="paragraph" style:parent-style-name="Standard">
      <style:text-properties fo:font-style="normal" style:text-underline-style="none" officeooo:rsid="001d83e4" officeooo:paragraph-rsid="0024ad13" style:font-style-asian="normal" style:font-style-complex="normal"/>
    </style:style>
    <style:style style:name="P55" style:family="paragraph" style:parent-style-name="Standard">
      <style:text-properties fo:font-style="normal" style:text-underline-style="none" officeooo:rsid="004a1050" officeooo:paragraph-rsid="004a1050" style:font-style-asian="normal" style:font-style-complex="normal"/>
    </style:style>
    <style:style style:name="P56" style:family="paragraph" style:parent-style-name="Standard">
      <style:text-properties fo:font-style="normal" style:text-underline-style="solid" style:text-underline-width="auto" style:text-underline-color="font-color" officeooo:rsid="001f2665" officeooo:paragraph-rsid="003698d1" style:font-style-asian="normal" style:font-style-complex="normal"/>
    </style:style>
    <style:style style:name="P57" style:family="paragraph" style:parent-style-name="Standard">
      <style:text-properties fo:font-style="normal" style:text-underline-style="solid" style:text-underline-width="auto" style:text-underline-color="font-color" officeooo:rsid="001f2665" officeooo:paragraph-rsid="0046cb9c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width="auto" style:text-underline-color="font-color" officeooo:rsid="001f2665" officeooo:paragraph-rsid="001f2665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width="auto" style:text-underline-color="font-color" officeooo:rsid="001f2665" officeooo:paragraph-rsid="0024ad13" style:font-style-asian="normal" style:font-style-complex="normal"/>
    </style:style>
    <style:style style:name="P60" style:family="paragraph" style:parent-style-name="Standard">
      <style:text-properties style:text-underline-style="none" officeooo:rsid="001d83e4" officeooo:paragraph-rsid="001d83e4"/>
    </style:style>
    <style:style style:name="P61" style:family="paragraph" style:parent-style-name="Standard">
      <style:text-properties style:text-underline-style="none" officeooo:rsid="001d83e4" officeooo:paragraph-rsid="0046bfd9"/>
    </style:style>
    <style:style style:name="P62" style:family="paragraph" style:parent-style-name="Standard">
      <style:text-properties style:text-underline-style="none" officeooo:rsid="001d83e4" officeooo:paragraph-rsid="003698d1"/>
    </style:style>
    <style:style style:name="P63" style:family="paragraph" style:parent-style-name="Standard">
      <style:text-properties style:text-underline-style="none" officeooo:rsid="001d83e4" officeooo:paragraph-rsid="0039cfcb"/>
    </style:style>
    <style:style style:name="P64" style:family="paragraph" style:parent-style-name="Standard">
      <style:text-properties style:text-underline-style="none" officeooo:rsid="001d83e4" officeooo:paragraph-rsid="003d097b"/>
    </style:style>
    <style:style style:name="P65" style:family="paragraph" style:parent-style-name="Standard">
      <style:text-properties style:text-underline-style="none" officeooo:rsid="001d83e4" officeooo:paragraph-rsid="001f2665"/>
    </style:style>
    <style:style style:name="P66" style:family="paragraph" style:parent-style-name="Standard">
      <style:text-properties style:text-underline-style="none" officeooo:rsid="001d83e4" officeooo:paragraph-rsid="00247545"/>
    </style:style>
    <style:style style:name="P67" style:family="paragraph" style:parent-style-name="Standard">
      <style:text-properties style:text-underline-style="none" officeooo:rsid="001d83e4" officeooo:paragraph-rsid="0024ad13"/>
    </style:style>
    <style:style style:name="P68" style:family="paragraph" style:parent-style-name="Standard">
      <style:text-properties style:text-underline-style="none" officeooo:rsid="001f2665" officeooo:paragraph-rsid="0046bfd9"/>
    </style:style>
    <style:style style:name="P69" style:family="paragraph" style:parent-style-name="Standard">
      <style:text-properties style:text-underline-style="none" officeooo:rsid="0046bfd9" officeooo:paragraph-rsid="0046bfd9"/>
    </style:style>
    <style:style style:name="P70" style:family="paragraph" style:parent-style-name="Standard">
      <style:text-properties style:text-underline-style="none" officeooo:rsid="00267012" officeooo:paragraph-rsid="00267012"/>
    </style:style>
    <style:style style:name="P71" style:family="paragraph" style:parent-style-name="Standard">
      <style:text-properties officeooo:paragraph-rsid="002bb692"/>
    </style:style>
    <style:style style:name="P72" style:family="paragraph" style:parent-style-name="Standard">
      <style:text-properties officeooo:rsid="001c39ce" officeooo:paragraph-rsid="003e36a0"/>
    </style:style>
    <style:style style:name="P73" style:family="paragraph" style:parent-style-name="Standard">
      <style:text-properties officeooo:rsid="001c39ce" officeooo:paragraph-rsid="0045ba24"/>
    </style:style>
    <style:style style:name="P74" style:family="paragraph" style:parent-style-name="Standard">
      <style:text-properties officeooo:rsid="001c39ce" officeooo:paragraph-rsid="001c39ce"/>
    </style:style>
    <style:style style:name="P75" style:family="paragraph" style:parent-style-name="Standard">
      <style:text-properties officeooo:rsid="004055a7" officeooo:paragraph-rsid="004055a7"/>
    </style:style>
    <style:style style:name="P76" style:family="paragraph" style:parent-style-name="Standard">
      <style:text-properties officeooo:rsid="004055a7" officeooo:paragraph-rsid="0045ba24"/>
    </style:style>
    <style:style style:name="P77" style:family="paragraph" style:parent-style-name="Standard">
      <style:text-properties officeooo:rsid="001d83e4" officeooo:paragraph-rsid="00247545"/>
    </style:style>
    <style:style style:name="P78" style:family="paragraph" style:parent-style-name="Standard">
      <style:text-properties officeooo:rsid="0019cc53" officeooo:paragraph-rsid="0019cc53"/>
    </style:style>
    <style:style style:name="P79" style:family="paragraph" style:parent-style-name="Standard">
      <style:text-properties officeooo:rsid="0019cc53" officeooo:paragraph-rsid="001d83e4"/>
    </style:style>
    <style:style style:name="P80" style:family="paragraph" style:parent-style-name="Standard">
      <style:text-properties fo:color="#ce181e" style:font-name="Liberation Serif1" fo:font-size="12pt" fo:font-style="normal" style:text-underline-style="none" fo:font-weight="bold" officeooo:rsid="00278aeb" officeooo:paragraph-rsid="00278aeb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81" style:family="paragraph" style:parent-style-name="Standard">
      <style:text-properties fo:color="#ce181e" fo:font-size="12pt" fo:font-style="normal" style:text-underline-style="none" fo:font-weight="bold" officeooo:rsid="001d83e4" officeooo:paragraph-rsid="00278ae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fo:color="#ce181e" fo:font-size="20pt" fo:font-weight="bold" officeooo:rsid="00337fda" officeooo:paragraph-rsid="00337fda" style:font-size-asian="20pt" style:font-weight-asian="bold" style:font-size-complex="20pt" style:font-weight-complex="bold"/>
    </style:style>
    <style:style style:name="P83" style:family="paragraph" style:parent-style-name="Standard">
      <style:text-properties fo:color="#ce181e" fo:font-size="20pt" fo:font-style="normal" style:text-underline-style="none" officeooo:rsid="001f2665" officeooo:paragraph-rsid="001f2665" style:font-size-asian="20pt" style:font-style-asian="normal" style:font-size-complex="20pt" style:font-style-complex="normal"/>
    </style:style>
    <style:style style:name="P84" style:family="paragraph" style:parent-style-name="Standard">
      <style:text-properties fo:color="#ce181e" fo:font-style="normal" style:text-underline-style="none" fo:font-weight="bold" officeooo:rsid="001d83e4" officeooo:paragraph-rsid="001f2665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ce181e" fo:font-size="26pt" style:text-underline-style="solid" style:text-underline-width="auto" style:text-underline-color="font-color" fo:font-weight="bold" officeooo:rsid="004f5e85" officeooo:paragraph-rsid="004f5e85" style:font-size-asian="26pt" style:font-weight-asian="bold" style:font-size-complex="26pt" style:font-weight-complex="bold"/>
    </style:style>
    <style:style style:name="P86" style:family="paragraph" style:parent-style-name="Standard">
      <style:text-properties fo:font-weight="bold" officeooo:rsid="00247545" officeooo:paragraph-rsid="00247545" style:font-weight-asian="bold" style:font-weight-complex="bold"/>
    </style:style>
    <style:style style:name="P87" style:family="paragraph" style:parent-style-name="Standard">
      <style:text-properties officeooo:rsid="0045ba24" officeooo:paragraph-rsid="0045ba24"/>
    </style:style>
    <style:style style:name="P88" style:family="paragraph" style:parent-style-name="Standard">
      <style:text-properties officeooo:paragraph-rsid="0021987d"/>
    </style:style>
    <style:style style:name="P89" style:family="paragraph" style:parent-style-name="Standard">
      <style:text-properties officeooo:rsid="00247545" officeooo:paragraph-rsid="00247545"/>
    </style:style>
    <style:style style:name="P90" style:family="paragraph" style:parent-style-name="Standard">
      <style:text-properties officeooo:rsid="00247545" officeooo:paragraph-rsid="004bb620"/>
    </style:style>
    <style:style style:name="P91" style:family="paragraph" style:parent-style-name="Standard">
      <style:paragraph-properties fo:text-align="center" style:justify-single-word="false"/>
      <style:text-properties fo:color="#000099" fo:font-style="italic" style:text-underline-style="none" fo:font-weight="normal" officeooo:rsid="004b0d55" officeooo:paragraph-rsid="004b0d55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000099" fo:font-size="12pt" fo:font-style="italic" style:text-underline-style="none" fo:font-weight="normal" officeooo:rsid="004b0d55" officeooo:paragraph-rsid="004bb62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0099" style:font-name="Liberation Serif1" fo:font-size="12pt" fo:font-style="italic" style:text-underline-style="none" fo:font-weight="normal" officeooo:rsid="004b0d55" officeooo:paragraph-rsid="004bb620" fo:background-color="transparent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0099" style:font-name="Liberation Serif1" fo:font-size="12pt" fo:font-style="italic" style:text-underline-style="none" fo:font-weight="normal" officeooo:rsid="004dd47f" officeooo:paragraph-rsid="004dd47f" fo:background-color="transparent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P95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1d83e4"/>
    </style:style>
    <style:style style:name="P96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46cb9c"/>
    </style:style>
    <style:style style:name="P9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1987d" officeooo:paragraph-rsid="00247545"/>
    </style:style>
    <style:style style:name="P98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39ce" officeooo:paragraph-rsid="003e36a0"/>
    </style:style>
    <style:style style:name="P99" style:family="paragraph" style:parent-style-name="Table_20_Contents">
      <style:paragraph-properties fo:text-align="center" style:justify-single-word="false"/>
    </style:style>
    <style:style style:name="P100" style:family="paragraph" style:parent-style-name="Table_20_Contents">
      <style:paragraph-properties fo:text-align="center" style:justify-single-word="false"/>
      <style:text-properties officeooo:rsid="001c39ce" officeooo:paragraph-rsid="001c39ce"/>
    </style:style>
    <style:style style:name="P101" style:family="paragraph" style:parent-style-name="Table_20_Contents">
      <style:paragraph-properties fo:text-align="center" style:justify-single-word="false"/>
      <style:text-properties officeooo:rsid="003e53f4" officeooo:paragraph-rsid="003e53f4"/>
    </style:style>
    <style:style style:name="P102" style:family="paragraph" style:parent-style-name="Table_20_Contents">
      <style:paragraph-properties fo:text-align="center" style:justify-single-word="false"/>
      <style:text-properties officeooo:rsid="001d83e4" officeooo:paragraph-rsid="001c39ce"/>
    </style:style>
    <style:style style:name="P103" style:family="paragraph">
      <loext:graphic-properties draw:fill="none"/>
    </style:style>
    <style:style style:name="P10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d83e4"/>
    </style:style>
    <style:style style:name="T2" style:family="text">
      <style:text-properties fo:font-size="20pt" officeooo:rsid="001f2665" style:font-size-asian="20pt" style:font-size-complex="20pt"/>
    </style:style>
    <style:style style:name="T3" style:family="text">
      <style:text-properties fo:font-size="20pt" officeooo:rsid="00337fda" style:font-size-asian="20pt" style:font-size-complex="20pt"/>
    </style:style>
    <style:style style:name="T4" style:family="text">
      <style:text-properties fo:font-size="20pt" officeooo:rsid="004f5e85" style:font-size-asian="20pt" style:font-size-complex="20pt"/>
    </style:style>
    <style:style style:name="T5" style:family="text">
      <style:text-properties officeooo:rsid="001f2665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1" officeooo:rsid="00247545" style:font-name-asian="Liberation Serif1" style:font-name-complex="Liberation Serif1"/>
    </style:style>
    <style:style style:name="T8" style:family="text">
      <style:text-properties style:font-name="Liberation Serif1" officeooo:rsid="00267012" style:font-name-asian="Liberation Serif1" style:font-name-complex="Liberation Serif1"/>
    </style:style>
    <style:style style:name="T9" style:family="text">
      <style:text-properties style:font-name="Liberation Serif1" officeooo:rsid="00278aeb" style:font-name-asian="Liberation Serif1" style:font-name-complex="Liberation Serif1"/>
    </style:style>
    <style:style style:name="T10" style:family="text">
      <style:text-properties style:font-name="Liberation Serif1" officeooo:rsid="0039cfcb" style:font-name-asian="Liberation Serif1" style:font-name-complex="Liberation Serif1"/>
    </style:style>
    <style:style style:name="T11" style:family="text">
      <style:text-properties style:font-name="Liberation Serif1" officeooo:rsid="003d097b" style:font-name-asian="Liberation Serif1" style:font-name-complex="Liberation Serif1"/>
    </style:style>
    <style:style style:name="T12" style:family="text">
      <style:text-properties style:font-name="Liberation Serif1" officeooo:rsid="004055a7" style:font-name-asian="Liberation Serif1" style:font-name-complex="Liberation Serif1"/>
    </style:style>
    <style:style style:name="T13" style:family="text">
      <style:text-properties style:font-name="Liberation Serif1" officeooo:rsid="0046bfd9" style:font-name-asian="Liberation Serif1" style:font-name-complex="Liberation Serif1"/>
    </style:style>
    <style:style style:name="T14" style:family="text">
      <style:text-properties style:font-name="Liberation Serif1" officeooo:rsid="004bb620" style:font-name-asian="Liberation Serif1" style:font-name-complex="Liberation Serif1"/>
    </style:style>
    <style:style style:name="T15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16" style:family="text">
      <style:text-properties style:font-name="Liberation Serif1" fo:font-size="20pt" officeooo:rsid="00278aeb" style:font-name-asian="Liberation Serif1" style:font-size-asian="20pt" style:font-name-complex="Liberation Serif1" style:font-size-complex="20pt"/>
    </style:style>
    <style:style style:name="T17" style:family="text">
      <style:text-properties style:font-name="Liberation Serif1" fo:font-size="20pt" officeooo:rsid="0034d822" style:font-name-asian="Liberation Serif1" style:font-size-asian="20pt" style:font-name-complex="Liberation Serif1" style:font-size-complex="20pt"/>
    </style:style>
    <style:style style:name="T18" style:family="text">
      <style:text-properties style:font-name="Liberation Serif1" fo:font-size="20pt" officeooo:rsid="004f5e85" style:font-name-asian="Liberation Serif1" style:font-size-asian="20pt" style:font-name-complex="Liberation Serif1" style:font-size-complex="20pt"/>
    </style:style>
    <style:style style:name="T19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20" style:family="text">
      <style:text-properties officeooo:rsid="0024ad1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247545"/>
    </style:style>
    <style:style style:name="T23" style:family="text">
      <style:text-properties style:text-underline-style="solid" style:text-underline-width="auto" style:text-underline-color="font-color" officeooo:rsid="001d83e4"/>
    </style:style>
    <style:style style:name="T24" style:family="text">
      <style:text-properties officeooo:rsid="00267012"/>
    </style:style>
    <style:style style:name="T25" style:family="text">
      <style:text-properties officeooo:rsid="0037bd46"/>
    </style:style>
    <style:style style:name="T26" style:family="text">
      <style:text-properties officeooo:rsid="0039cfcb"/>
    </style:style>
    <style:style style:name="T27" style:family="text">
      <style:text-properties officeooo:rsid="003b4f84"/>
    </style:style>
    <style:style style:name="T28" style:family="text">
      <style:text-properties officeooo:rsid="003d097b"/>
    </style:style>
    <style:style style:name="T29" style:family="text">
      <style:text-properties fo:color="#ce181e" style:font-name="Liberation Serif1" fo:font-size="20pt" style:font-name-asian="Liberation Serif1" style:font-size-asian="20pt" style:font-name-complex="Liberation Serif1" style:font-size-complex="20pt"/>
    </style:style>
    <style:style style:name="T30" style:family="text">
      <style:text-properties fo:color="#ce181e" style:font-name="Liberation Serif1" fo:font-size="20pt" officeooo:rsid="0034d822" style:font-name-asian="Liberation Serif1" style:font-size-asian="20pt" style:font-name-complex="Liberation Serif1" style:font-size-complex="20pt"/>
    </style:style>
    <style:style style:name="T31" style:family="text">
      <style:text-properties fo:color="#ce181e" style:font-name="Liberation Serif1" fo:font-size="20pt" officeooo:rsid="001d83e4" style:font-name-asian="Liberation Serif1" style:font-size-asian="20pt" style:font-name-complex="Liberation Serif1" style:font-size-complex="20pt"/>
    </style:style>
    <style:style style:name="T32" style:family="text">
      <style:text-properties fo:color="#ce181e" style:font-name="Liberation Serif1" fo:font-size="20pt" officeooo:rsid="004f5e85" style:font-name-asian="Liberation Serif1" style:font-size-asian="20pt" style:font-name-complex="Liberation Serif1" style:font-size-complex="20pt"/>
    </style:style>
    <style:style style:name="T33" style:family="text">
      <style:text-properties fo:color="#000000" style:font-name="Liberation Serif1" fo:font-size="12pt" fo:font-style="normal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34" style:family="text">
      <style:text-properties fo:color="#000000" style:font-name="Liberation Serif1" fo:font-size="12pt" fo:font-style="normal" officeooo:rsid="00247545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35" style:family="text">
      <style:text-properties fo:color="#000000" style:font-name="Liberation Serif1" fo:font-size="12pt" fo:font-style="normal" style:text-underline-style="none" fo:font-weight="bold" officeooo:rsid="0039cfcb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6" style:family="text">
      <style:text-properties fo:color="#000000" style:font-name="Liberation Serif1" fo:font-size="12pt" fo:font-style="normal" style:text-underline-style="none" fo:font-weight="bold" officeooo:rsid="004055a7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7" style:family="text">
      <style:text-properties fo:color="#000000" style:font-name="Liberation Serif1" fo:font-size="12pt" fo:font-style="normal" style:text-underline-style="none" fo:font-weight="bold" officeooo:rsid="00278aeb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4ad13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solid" style:text-underline-width="auto" style:text-underline-color="font-color" fo:font-weight="bold" officeooo:rsid="0024ad13" style:font-style-asian="normal" style:font-weight-asian="bold" style:font-style-complex="normal" style:font-weight-complex="bold"/>
    </style:style>
    <style:style style:name="T42" style:family="text">
      <style:text-properties officeooo:rsid="0046bfd9"/>
    </style:style>
    <style:style style:name="T43" style:family="text">
      <style:text-properties officeooo:rsid="0046cb9c"/>
    </style:style>
    <style:style style:name="T44" style:family="text">
      <style:text-properties officeooo:rsid="004c8192"/>
    </style:style>
    <style:style style:name="T45" style:family="text">
      <style:text-properties officeooo:rsid="004f5e85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style:font-size-asian="10pt" style:font-style-asian="normal" style:font-size-complex="10pt" style:font-style-complex="normal"/>
    </style:style>
    <style:style style:name="T48" style:family="text">
      <style:text-properties fo:font-size="10pt" fo:font-style="italic" style:font-size-asian="10pt" style:font-size-complex="10pt"/>
    </style:style>
    <style:style style:name="T49" style:family="text">
      <style:text-properties fo:color="#ce181e" fo:font-size="10pt" style:font-size-asian="10pt" style:font-style-asian="normal" style:font-size-complex="10pt" style:font-style-complex="normal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ce181e" fo:font-size="10pt" fo:font-style="normal" style:font-size-asian="10pt" style:font-style-asian="normal" style:font-size-complex="10pt" style:font-style-complex="normal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size="10pt" fo:font-style="italic" style:font-size-asian="10pt" style:font-style-asian="normal" style:font-size-complex="10pt" style:font-style-complex="normal"/>
    </style:style>
    <style:style style:name="T54" style:family="text">
      <style:text-properties fo:font-size="9pt" fo:font-style="italic" style:font-size-asian="9pt" style:font-style-asian="normal" style:font-size-complex="9pt" style:font-style-complex="normal"/>
    </style:style>
    <style:style style:name="T55" style:family="text">
      <style:text-properties fo:color="#ce181e" fo:font-size="10pt" style:font-size-asian="10pt" style:font-size-complex="10pt"/>
    </style:style>
    <style:style style:name="T56" style:family="text">
      <style:text-properties fo:color="#000000" fo:font-size="10pt" style:font-size-asian="10pt" style:font-size-complex="10pt"/>
    </style:style>
    <style:style style:name="T57" style:family="text">
      <style:text-properties fo:color="#000000" fo:font-size="10pt" style:font-size-asian="10pt" style:font-style-asian="normal" style:font-size-complex="10pt" style:font-style-complex="normal"/>
    </style:style>
    <style:style style:name="T58" style:family="text">
      <style:text-properties fo:color="#000000" fo:font-size="9pt" style:font-size-asian="9pt" style:font-size-complex="9pt"/>
    </style:style>
    <style:style style:name="T59" style:family="text">
      <style:text-properties fo:color="#000000" fo:font-size="9pt" fo:font-style="italic" style:font-size-asian="9pt" style:font-size-complex="9pt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8.25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37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8.199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7.35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7.398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7.80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6.8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7.7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8.516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8.916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8.55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8.07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8.47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103" svg:width="8.6cm" svg:height="8.256cm" svg:x="1.58cm" svg:y="5.084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1" draw:name="Forme2" draw:style-name="gr2" draw:text-style-name="P104" svg:width="8.203cm" svg:height="7.711cm" svg:x="1.767cm" svg:y="5.338cm">
        <draw:text-box>
          <text:p><text:span text:style-name="T46">Processus Péruvien</text:span></text:p>
          <text:p><text:span text:style-name="T46">Début</text:span></text:p>
          <text:p><text:span text:style-name="T47"><text:s text:c="4"/></text:span><text:span text:style-name="T47">Tant que VRAI faire</text:span></text:p>
          <text:p><text:span text:style-name="T47"><text:s text:c="4"/></text:span><text:span text:style-name="T46">Début</text:span></text:p>
          <text:p><text:span text:style-name="T46"><text:tab/></text:span><text:span text:style-name="T46">/</text:span><text:span text:style-name="T48">*Peruvien arrête train*</text:span><text:span text:style-name="T46">/</text:span></text:p>
          <text:p><text:span text:style-name="T49">(a1)</text:span><text:span text:style-name="T49"><text:tab/></text:span><text:span text:style-name="T46">Tant que (Pierre=VRAI) faire</text:span></text:p>
          <text:p><text:span text:style-name="T46"><text:tab/></text:span><text:span text:style-name="T46">Début</text:span></text:p>
          <text:p><text:span text:style-name="T46"><text:tab/></text:span><text:span text:style-name="T47"> <text:s text:c="3"/></text:span><text:span text:style-name="T46">/</text:span><text:span text:style-name="T48">*Péruvien fait la sieste*</text:span><text:span text:style-name="T46">/</text:span></text:p>
          <text:p><text:span text:style-name="T46"><text:tab/></text:span><text:span text:style-name="T46">Fin</text:span></text:p>
          <text:p><text:span text:style-name="T46"><text:tab/></text:span><text:span text:style-name="T50">/*Péruvien cherche et mets la pierre*/</text:span></text:p>
          <text:p><text:span text:style-name="T51">(b1)</text:span><text:span text:style-name="T50"><text:tab/></text:span><text:span text:style-name="T52">Pierre=VRAI ;</text:span></text:p>
          <text:p><text:span text:style-name="T52"><text:tab/></text:span><text:span text:style-name="T52">&lt;SC&gt;</text:span></text:p>
          <text:p><text:span text:style-name="T52"><text:tab/></text:span><text:span text:style-name="T52"> <text:s text:c="3"/></text:span><text:span text:style-name="T52">/</text:span><text:span text:style-name="T53">*Péruvien passe*</text:span><text:span text:style-name="T47">/</text:span></text:p>
          <text:p><text:span text:style-name="T47"><text:tab/></text:span><text:span text:style-name="T47">&lt;/SC&gt;</text:span></text:p>
          <text:p><text:span text:style-name="T47"><text:tab/></text:span><text:span text:style-name="T47">/</text:span><text:span text:style-name="T53">*</text:span><text:span text:style-name="T54">Péruvien retourne au panier et enlève la pierre</text:span><text:span text:style-name="T53">*</text:span><text:span text:style-name="T47">/</text:span></text:p>
          <text:p><text:span text:style-name="T49">(c1)</text:span><text:span text:style-name="T47"><text:tab/></text:span><text:span text:style-name="T47">Pierre=FAUX ;</text:span></text:p>
          <text:p><text:span text:style-name="T47"><text:tab/></text:span><text:span text:style-name="T47">/</text:span><text:span text:style-name="T53">*Péruvien repart*</text:span><text:span text:style-name="T47">/</text:span></text:p>
          <text:p><text:span text:style-name="T47"><text:s text:c="4"/></text:span><text:span text:style-name="T47">Fin</text:span></text:p>
          <text:p><text:span text:style-name="T47">Fin</text:span></text:p>
        </draw:text-box>
      </draw:frame>
      <draw:custom-shape text:anchor-type="page" text:anchor-page-number="1" draw:z-index="2" draw:name="Forme1" draw:style-name="gr3" draw:text-style-name="P103" svg:width="8.6cm" svg:height="8.199cm" svg:x="11.054cm" svg:y="5.092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3" draw:name="Forme1" draw:style-name="gr4" draw:text-style-name="P103" svg:width="8.6cm" svg:height="7.356cm" svg:x="1.344cm" svg:y="12.619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4" draw:name="Forme1" draw:style-name="gr5" draw:text-style-name="P103" svg:width="8.6cm" svg:height="7.399cm" svg:x="10.837cm" svg:y="12.589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5" draw:name="Forme2" draw:style-name="gr6" draw:text-style-name="P104" svg:width="8.203cm" svg:height="7.804cm" svg:x="11.259cm" svg:y="5.278cm">
        <draw:text-box>
          <text:p><text:span text:style-name="T46">Processus Bolivien</text:span></text:p>
          <text:p><text:span text:style-name="T46">Début</text:span></text:p>
          <text:p><text:span text:style-name="T47"><text:s text:c="4"/></text:span><text:span text:style-name="T47">Tant que VRAI faire</text:span></text:p>
          <text:p><text:span text:style-name="T47"><text:s text:c="4"/></text:span><text:span text:style-name="T46">Début</text:span></text:p>
          <text:p><text:span text:style-name="T46"><text:tab/></text:span><text:span text:style-name="T46">/</text:span><text:span text:style-name="T48">*Bolivien arrête train*</text:span><text:span text:style-name="T46">/</text:span></text:p>
          <text:p><text:span text:style-name="T49">(a2)</text:span><text:span text:style-name="T49"><text:tab/></text:span><text:span text:style-name="T46">Tant que (Pierre=VRAI) faire</text:span></text:p>
          <text:p><text:span text:style-name="T46"><text:tab/></text:span><text:span text:style-name="T46">Début</text:span></text:p>
          <text:p><text:span text:style-name="T46"><text:tab/></text:span><text:span text:style-name="T47"> <text:s text:c="3"/></text:span><text:span text:style-name="T46">/</text:span><text:span text:style-name="T48">*Bolivien fait la sieste*</text:span><text:span text:style-name="T46">/</text:span></text:p>
          <text:p><text:span text:style-name="T46"><text:tab/></text:span><text:span text:style-name="T46">Fin</text:span></text:p>
          <text:p><text:span text:style-name="T46"><text:tab/></text:span><text:span text:style-name="T50">/*Bolivien cherche et mets la pierre*/</text:span></text:p>
          <text:p><text:span text:style-name="T51">(b2)</text:span><text:span text:style-name="T50"><text:tab/></text:span><text:span text:style-name="T52">Pierre=VRAI ;</text:span></text:p>
          <text:p><text:span text:style-name="T52"><text:tab/></text:span><text:span text:style-name="T52">&lt;SC&gt;</text:span></text:p>
          <text:p><text:span text:style-name="T52"><text:tab/></text:span><text:span text:style-name="T52"> <text:s text:c="3"/></text:span><text:span text:style-name="T52">/</text:span><text:span text:style-name="T53">*Bolivien passe*</text:span><text:span text:style-name="T47">/</text:span></text:p>
          <text:p><text:span text:style-name="T47"><text:tab/></text:span><text:span text:style-name="T47">&lt;/SC&gt;</text:span></text:p>
          <text:p><text:span text:style-name="T47"><text:tab/></text:span><text:span text:style-name="T47">/</text:span><text:span text:style-name="T53">*Bolivien</text:span><text:span text:style-name="T54"> retourne au panier et enlève la pierre</text:span><text:span text:style-name="T53">*</text:span><text:span text:style-name="T47">/</text:span></text:p>
          <text:p><text:span text:style-name="T49">(c2)</text:span><text:span text:style-name="T47"><text:tab/></text:span><text:span text:style-name="T47">Pierre=FAUX ;</text:span></text:p>
          <text:p><text:span text:style-name="T47"><text:tab/></text:span><text:span text:style-name="T47">/</text:span><text:span text:style-name="T53">*Bolivien repart*</text:span><text:span text:style-name="T47">/</text:span></text:p>
          <text:p><text:span text:style-name="T47"><text:s text:c="4"/></text:span><text:span text:style-name="T47">Fin</text:span></text:p>
          <text:p><text:span text:style-name="T47">Fin</text:span></text:p>
        </draw:text-box>
      </draw:frame>
      <draw:frame text:anchor-type="page" text:anchor-page-number="2" draw:z-index="6" draw:name="Forme2" draw:style-name="gr7" draw:text-style-name="P104" svg:width="8.203cm" svg:height="6.899cm" svg:x="1.619cm" svg:y="12.836cm">
        <draw:text-box>
          <text:p><text:span text:style-name="T46">Processus Péruvien</text:span></text:p>
          <text:p><text:span text:style-name="T46">Début</text:span></text:p>
          <text:p><text:span text:style-name="T47"><text:s text:c="4"/></text:span><text:span text:style-name="T47">Tant que VRAI faire</text:span></text:p>
          <text:p><text:span text:style-name="T47"><text:s text:c="4"/></text:span><text:span text:style-name="T46">Début</text:span></text:p>
          <text:p><text:span text:style-name="T46"><text:tab/></text:span><text:span text:style-name="T46">/</text:span><text:span text:style-name="T48">*Peruvien arrête train*</text:span><text:span text:style-name="T46">/</text:span></text:p>
          <text:p><text:span text:style-name="T49">(a1)</text:span><text:span text:style-name="T49"><text:tab/></text:span><text:span text:style-name="T46">Tant que (Pierre=FAUX) faire</text:span></text:p>
          <text:p><text:span text:style-name="T46"><text:tab/></text:span><text:span text:style-name="T46">Début</text:span></text:p>
          <text:p><text:span text:style-name="T46"><text:tab/></text:span><text:span text:style-name="T47"> <text:s text:c="3"/></text:span><text:span text:style-name="T46">/</text:span><text:span text:style-name="T48">*Péruvien fait la sieste*</text:span><text:span text:style-name="T46">/</text:span></text:p>
          <text:p><text:span text:style-name="T46"><text:tab/></text:span><text:span text:style-name="T46">Fin</text:span></text:p>
          <text:p><text:span text:style-name="T52"><text:tab/></text:span><text:span text:style-name="T52">&lt;SC&gt;</text:span></text:p>
          <text:p><text:span text:style-name="T52"><text:tab/></text:span><text:span text:style-name="T52"> <text:s text:c="3"/></text:span><text:span text:style-name="T52">/</text:span><text:span text:style-name="T53">*Péruvien passe*</text:span><text:span text:style-name="T47">/</text:span></text:p>
          <text:p><text:span text:style-name="T47"><text:tab/></text:span><text:span text:style-name="T47">&lt;/SC&gt;</text:span></text:p>
          <text:p><text:span text:style-name="T47"><text:tab/></text:span><text:span text:style-name="T47">/</text:span><text:span text:style-name="T53">*</text:span><text:span text:style-name="T54">Péruvien retourne au panier et enlève la pierre</text:span><text:span text:style-name="T53">*</text:span><text:span text:style-name="T47">/</text:span></text:p>
          <text:p><text:span text:style-name="T49">(b1)</text:span><text:span text:style-name="T47"><text:tab/></text:span><text:span text:style-name="T47">Pierre=FAUX ;</text:span></text:p>
          <text:p><text:span text:style-name="T47"><text:tab/></text:span><text:span text:style-name="T47">/</text:span><text:span text:style-name="T53">*Péruvien repart*</text:span><text:span text:style-name="T47">/</text:span></text:p>
          <text:p><text:span text:style-name="T47"><text:s text:c="4"/></text:span><text:span text:style-name="T47">Fin</text:span></text:p>
          <text:p><text:span text:style-name="T47">Fin</text:span></text:p>
        </draw:text-box>
      </draw:frame>
      <draw:frame text:anchor-type="page" text:anchor-page-number="2" draw:z-index="7" draw:name="Forme2" draw:style-name="gr7" draw:text-style-name="P104" svg:width="8.203cm" svg:height="6.899cm" svg:x="11.021cm" svg:y="12.765cm">
        <draw:text-box>
          <text:p><text:span text:style-name="T46">Processus Bolivien</text:span></text:p>
          <text:p><text:span text:style-name="T46">Début</text:span></text:p>
          <text:p><text:span text:style-name="T47"><text:s text:c="4"/></text:span><text:span text:style-name="T47">Tant que VRAI faire</text:span></text:p>
          <text:p><text:span text:style-name="T47"><text:s text:c="4"/></text:span><text:span text:style-name="T46">Début</text:span></text:p>
          <text:p><text:span text:style-name="T46"><text:tab/></text:span><text:span text:style-name="T46">/</text:span><text:span text:style-name="T48">*Bolivien arrête train*</text:span><text:span text:style-name="T46">/</text:span></text:p>
          <text:p><text:span text:style-name="T49">(a2)</text:span><text:span text:style-name="T49"><text:tab/></text:span><text:span text:style-name="T46">Tant que (Pierre=VRAI) faire</text:span></text:p>
          <text:p><text:span text:style-name="T46"><text:tab/></text:span><text:span text:style-name="T46">Début</text:span></text:p>
          <text:p><text:span text:style-name="T46"><text:tab/></text:span><text:span text:style-name="T47"> <text:s text:c="3"/></text:span><text:span text:style-name="T46">/</text:span><text:span text:style-name="T48">*Bolivien fait la sieste*</text:span><text:span text:style-name="T46">/</text:span></text:p>
          <text:p><text:span text:style-name="T46"><text:tab/></text:span><text:span text:style-name="T46">Fin</text:span></text:p>
          <text:p><text:span text:style-name="T52"><text:tab/></text:span><text:span text:style-name="T52">&lt;SC&gt;</text:span></text:p>
          <text:p><text:span text:style-name="T52"><text:tab/></text:span><text:span text:style-name="T52"> <text:s text:c="3"/></text:span><text:span text:style-name="T52">/</text:span><text:span text:style-name="T53">*Bolivien passe*</text:span><text:span text:style-name="T47">/</text:span></text:p>
          <text:p><text:span text:style-name="T47"><text:tab/></text:span><text:span text:style-name="T47">&lt;/SC&gt;</text:span></text:p>
          <text:p><text:span text:style-name="T47"><text:tab/></text:span><text:span text:style-name="T47">/</text:span><text:span text:style-name="T53">*Bolivien</text:span><text:span text:style-name="T54"> retourne au panier et met une pierre</text:span><text:span text:style-name="T53">*</text:span><text:span text:style-name="T47">/</text:span></text:p>
          <text:p><text:span text:style-name="T49">(b2)</text:span><text:span text:style-name="T47"><text:tab/></text:span><text:span text:style-name="T47">Pierre=VRAI;</text:span></text:p>
          <text:p><text:span text:style-name="T47"><text:tab/></text:span><text:span text:style-name="T47">/</text:span><text:span text:style-name="T53">*Bolivien repart*</text:span><text:span text:style-name="T47">/</text:span></text:p>
          <text:p><text:span text:style-name="T47"><text:s text:c="4"/></text:span><text:span text:style-name="T47">Fin</text:span></text:p>
          <text:p><text:span text:style-name="T47">Fin</text:span></text:p>
        </draw:text-box>
      </draw:frame>
      <draw:frame text:anchor-type="page" text:anchor-page-number="3" draw:z-index="8" draw:name="Forme2" draw:style-name="gr8" draw:text-style-name="P104" svg:width="8.203cm" svg:height="8.522cm" svg:x="1.665cm" svg:y="17.47cm">
        <draw:text-box>
          <text:p><text:span text:style-name="T46">Processus Péruvien</text:span></text:p>
          <text:p><text:span text:style-name="T46">Début</text:span></text:p>
          <text:p><text:span text:style-name="T47"><text:s text:c="4"/></text:span><text:span text:style-name="T47">Tant que VRAI faire</text:span></text:p>
          <text:p><text:span text:style-name="T47"><text:s text:c="4"/></text:span><text:span text:style-name="T46">Début</text:span></text:p>
          <text:p><text:span text:style-name="T46"><text:tab/></text:span><text:span text:style-name="T46">/</text:span><text:span text:style-name="T48">*Peruvien arrête train et met sa pierre*</text:span><text:span text:style-name="T46">/</text:span></text:p>
          <text:p><text:span text:style-name="T55">(a1)</text:span><text:span text:style-name="T55"><text:tab/></text:span><text:span text:style-name="T46">Pierre1=VRAI ;</text:span></text:p>
          <text:p><text:span text:style-name="T49">(b1)</text:span><text:span text:style-name="T49"><text:tab/></text:span><text:span text:style-name="T46">Tant que (Pierre2=VRAI) faire</text:span></text:p>
          <text:p><text:span text:style-name="T46"><text:tab/></text:span><text:span text:style-name="T46">Début</text:span></text:p>
          <text:p><text:span text:style-name="T55">(c1)</text:span><text:span text:style-name="T46"><text:tab/></text:span><text:span text:style-name="T46"> <text:s text:c="3"/>Pierre1=FAUX ;</text:span></text:p>
          <text:p><text:span text:style-name="T46"><text:tab/></text:span><text:span text:style-name="T47"> <text:s text:c="3"/></text:span><text:span text:style-name="T46">/</text:span><text:span text:style-name="T48">*Péruvien enlève sa pierre et fais la sieste*</text:span><text:span text:style-name="T46">/</text:span></text:p>
          <text:p><text:span text:style-name="T46"><text:tab/></text:span><text:span text:style-name="T46">Fin</text:span></text:p>
          <text:p><text:span text:style-name="T46"><text:tab/></text:span><text:span text:style-name="T46">/</text:span><text:span text:style-name="T48">*Peruvien remet sa pierre *</text:span><text:span text:style-name="T46">/</text:span></text:p>
          <text:p><text:span text:style-name="T46"><text:tab/></text:span><text:span text:style-name="T46">Pierre1=VRAI</text:span></text:p>
          <text:p><text:span text:style-name="T52"><text:tab/></text:span><text:span text:style-name="T52">&lt;SC&gt;</text:span></text:p>
          <text:p><text:span text:style-name="T52"><text:tab/></text:span><text:span text:style-name="T52"> <text:s text:c="3"/></text:span><text:span text:style-name="T52">/</text:span><text:span text:style-name="T53">*Péruvien passe*</text:span><text:span text:style-name="T47">/</text:span></text:p>
          <text:p><text:span text:style-name="T47"><text:tab/></text:span><text:span text:style-name="T47">&lt;/SC&gt;</text:span></text:p>
          <text:p><text:span text:style-name="T47"><text:tab/></text:span><text:span text:style-name="T47">/</text:span><text:span text:style-name="T53">*</text:span><text:span text:style-name="T54">Péruvien retourne au panier et enlève sa pierre</text:span><text:span text:style-name="T53">*</text:span><text:span text:style-name="T47">/</text:span></text:p>
          <text:p><text:span text:style-name="T49">(c1)</text:span><text:span text:style-name="T47"><text:tab/></text:span><text:span text:style-name="T47">Pierre1=FAUX ;</text:span></text:p>
          <text:p><text:span text:style-name="T47"><text:tab/></text:span><text:span text:style-name="T47">/</text:span><text:span text:style-name="T53">*Péruvien repart*</text:span><text:span text:style-name="T47">/</text:span></text:p>
          <text:p><text:span text:style-name="T47"><text:s text:c="4"/></text:span><text:span text:style-name="T47">Fin</text:span></text:p>
          <text:p><text:span text:style-name="T47">Fin</text:span></text:p>
        </draw:text-box>
      </draw:frame>
      <draw:custom-shape text:anchor-type="page" text:anchor-page-number="5" draw:z-index="9" draw:name="Forme1" draw:style-name="gr9" draw:text-style-name="P103" svg:width="8.6cm" svg:height="8.517cm" svg:x="1.219cm" svg:y="5.08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3" draw:z-index="10" draw:name="Forme1" draw:style-name="gr10" draw:text-style-name="P103" svg:width="8.6cm" svg:height="8.917cm" svg:x="11.344cm" svg:y="17.35cm">
        <text:p/>
        <draw:enhanced-geometry svg:viewBox="0 0 21600 21600" draw:type="rectangle" draw:enhanced-path="M 0 0 L 21600 0 21600 21600 0 21600 0 0 Z N"/>
      </draw:custom-shape>
      <draw:frame text:anchor-type="page" text:anchor-page-number="3" draw:z-index="11" draw:name="Forme2" draw:style-name="gr11" draw:text-style-name="P104" svg:width="8.203cm" svg:height="8.557cm" svg:x="11.74cm" svg:y="17.556cm">
        <draw:text-box>
          <text:p><text:span text:style-name="T46">Processus Bolivien</text:span></text:p>
          <text:p><text:span text:style-name="T46">Début</text:span></text:p>
          <text:p><text:span text:style-name="T47"><text:s text:c="4"/></text:span><text:span text:style-name="T47">Tant que VRAI faire</text:span></text:p>
          <text:p><text:span text:style-name="T47"><text:s text:c="4"/></text:span><text:span text:style-name="T46">Début</text:span></text:p>
          <text:p><text:span text:style-name="T46"><text:tab/></text:span><text:span text:style-name="T46">/</text:span><text:span text:style-name="T48">*Bolivien arrête train et met sa pierre*</text:span><text:span text:style-name="T46">/</text:span></text:p>
          <text:p><text:span text:style-name="T55">(a1)</text:span><text:span text:style-name="T46"><text:tab/></text:span><text:span text:style-name="T46">Pierre2=VRAI ;</text:span></text:p>
          <text:p><text:span text:style-name="T49">(b2)</text:span><text:span text:style-name="T49"><text:tab/></text:span><text:span text:style-name="T46">Tant que (Pierre1=VRAI) faire</text:span></text:p>
          <text:p><text:span text:style-name="T46"><text:tab/></text:span><text:span text:style-name="T46">Début</text:span></text:p>
          <text:p><text:span text:style-name="T46"><text:tab/></text:span><text:span text:style-name="T47"> <text:s text:c="3"/></text:span><text:span text:style-name="T46">/</text:span><text:span text:style-name="T48">*Bolivien enlève sa pierre et fais la sieste*</text:span><text:span text:style-name="T46">/</text:span></text:p>
          <text:p><text:span text:style-name="T55">(c2)</text:span><text:span text:style-name="T46"><text:tab/></text:span><text:span text:style-name="T46"> <text:s text:c="3"/>Pierre2=FAUX ;</text:span></text:p>
          <text:p><text:span text:style-name="T46"><text:tab/></text:span><text:span text:style-name="T46">Fin</text:span></text:p>
          <text:p><text:span text:style-name="T46"><text:tab/></text:span><text:span text:style-name="T46">/*Bolivien remet sa pierre*/</text:span></text:p>
          <text:p><text:span text:style-name="T46"><text:tab/></text:span><text:span text:style-name="T46">Pierre2=VRAI ;</text:span></text:p>
          <text:p><text:span text:style-name="T52"><text:tab/></text:span><text:span text:style-name="T52">&lt;SC&gt;</text:span></text:p>
          <text:p><text:span text:style-name="T52"><text:tab/></text:span><text:span text:style-name="T52"> <text:s text:c="3"/></text:span><text:span text:style-name="T52">/</text:span><text:span text:style-name="T53">*Bolivien passe*</text:span><text:span text:style-name="T47">/</text:span></text:p>
          <text:p><text:span text:style-name="T47"><text:tab/></text:span><text:span text:style-name="T47">&lt;/SC&gt;</text:span></text:p>
          <text:p><text:span text:style-name="T47"><text:tab/></text:span><text:span text:style-name="T47">/</text:span><text:span text:style-name="T53">*Bolivien</text:span><text:span text:style-name="T54"> retourne au panier et enlève sa pierre</text:span><text:span text:style-name="T53">*</text:span><text:span text:style-name="T47">/</text:span></text:p>
          <text:p><text:span text:style-name="T49">(c2)</text:span><text:span text:style-name="T47"><text:tab/></text:span><text:span text:style-name="T47">Pierre=FAUX ;</text:span></text:p>
          <text:p><text:span text:style-name="T47"><text:tab/></text:span><text:span text:style-name="T47">/</text:span><text:span text:style-name="T53">*Bolivien repart*</text:span><text:span text:style-name="T47">/</text:span></text:p>
          <text:p><text:span text:style-name="T47"><text:s text:c="4"/></text:span><text:span text:style-name="T47">Fin</text:span></text:p>
          <text:p><text:span text:style-name="T47">Fin</text:span></text:p>
        </draw:text-box>
      </draw:frame>
      <draw:frame text:anchor-type="page" text:anchor-page-number="5" draw:z-index="12" draw:name="Forme2" draw:style-name="gr12" draw:text-style-name="P104" svg:width="8.203cm" svg:height="8.076cm" svg:x="1.446cm" svg:y="5.329cm">
        <draw:text-box>
          <text:p><text:span text:style-name="T46">Processus Péruvien</text:span></text:p>
          <text:p><text:span text:style-name="T46">Début</text:span></text:p>
          <text:p><text:span text:style-name="T47"><text:s text:c="4"/></text:span><text:span text:style-name="T47">Tant que VRAI faire</text:span></text:p>
          <text:p><text:span text:style-name="T47"><text:s text:c="4"/></text:span><text:span text:style-name="T46">Début</text:span></text:p>
          <text:p><text:span text:style-name="T46"><text:tab/></text:span><text:span text:style-name="T46">/</text:span><text:span text:style-name="T48">*Peruvien arrête train et met sa pierre*</text:span><text:span text:style-name="T46">/</text:span></text:p>
          <text:p><text:span text:style-name="T55">(a1)</text:span><text:span text:style-name="T55"><text:tab/></text:span><text:span text:style-name="T46">Pierre1=VRAI ;</text:span></text:p>
          <text:p><text:span text:style-name="T46"><text:tab/></text:span><text:span text:style-name="T46">/*Peruvien donne le tour à Bolivien*/</text:span></text:p>
          <text:p><text:span text:style-name="T55">(b1)</text:span><text:span text:style-name="T55"><text:tab/></text:span><text:span text:style-name="T56">tour=2 ;</text:span><text:span text:style-name="T49"><text:tab/></text:span></text:p>
          <text:p><text:span text:style-name="T49">(c1)</text:span><text:span text:style-name="T49"><text:tab/></text:span><text:span text:style-name="T57">Tant que (Pierre2=VRAI ET tour=2) faire</text:span></text:p>
          <text:p><text:span text:style-name="T57"><text:tab/></text:span><text:span text:style-name="T57">Début</text:span></text:p>
          <text:p><text:span text:style-name="T56"><text:tab/></text:span><text:span text:style-name="T56"> <text:s text:c="3"/></text:span><text:span text:style-name="T58">/</text:span><text:span text:style-name="T59">*Péruvien enlève sa pierre et fais la sieste*</text:span><text:span text:style-name="T58">/</text:span></text:p>
          <text:p><text:span text:style-name="T58"><text:tab/></text:span><text:span text:style-name="T58">Fin</text:span></text:p>
          <text:p><text:span text:style-name="T52"><text:tab/></text:span><text:span text:style-name="T52">&lt;SC&gt;</text:span></text:p>
          <text:p><text:span text:style-name="T52"><text:tab/></text:span><text:span text:style-name="T52"> <text:s text:c="3"/></text:span><text:span text:style-name="T52">/</text:span><text:span text:style-name="T53">*Péruvien passe*</text:span><text:span text:style-name="T47">/</text:span></text:p>
          <text:p><text:span text:style-name="T47"><text:tab/></text:span><text:span text:style-name="T47">&lt;/SC&gt;</text:span></text:p>
          <text:p><text:span text:style-name="T47"><text:tab/></text:span><text:span text:style-name="T47">/</text:span><text:span text:style-name="T53">*</text:span><text:span text:style-name="T54">Péruvien retourne au panier et enlève sa pierre</text:span><text:span text:style-name="T53">*</text:span><text:span text:style-name="T47">/</text:span></text:p>
          <text:p><text:span text:style-name="T49">(d1)</text:span><text:span text:style-name="T47"><text:tab/></text:span><text:span text:style-name="T47">Pierre1=FAUX ;</text:span></text:p>
          <text:p><text:span text:style-name="T47"><text:tab/></text:span><text:span text:style-name="T47">/</text:span><text:span text:style-name="T53">*Péruvien repart*</text:span><text:span text:style-name="T47">/</text:span></text:p>
          <text:p><text:span text:style-name="T47"><text:s text:c="4"/></text:span><text:span text:style-name="T47">Fin</text:span></text:p>
          <text:p><text:span text:style-name="T47">Fin</text:span></text:p>
        </draw:text-box>
      </draw:frame>
      <draw:frame text:anchor-type="page" text:anchor-page-number="5" draw:z-index="13" draw:name="Forme2" draw:style-name="gr8" draw:text-style-name="P104" svg:width="8.203cm" svg:height="8.116cm" svg:x="11.451cm" svg:y="5.256cm">
        <draw:text-box>
          <text:p><text:span text:style-name="T46">Processus Bolivien</text:span></text:p>
          <text:p><text:span text:style-name="T46">Début</text:span></text:p>
          <text:p><text:span text:style-name="T47"><text:s text:c="4"/></text:span><text:span text:style-name="T47">Tant que VRAI faire</text:span></text:p>
          <text:p><text:span text:style-name="T47"><text:s text:c="4"/></text:span><text:span text:style-name="T46">Début</text:span></text:p>
          <text:p><text:span text:style-name="T46"><text:tab/></text:span><text:span text:style-name="T46">/</text:span><text:span text:style-name="T48">*Bolivien arrête train et met sa pierre*</text:span><text:span text:style-name="T46">/</text:span></text:p>
          <text:p><text:span text:style-name="T55">(a2)</text:span><text:span text:style-name="T55"><text:tab/></text:span><text:span text:style-name="T46">Pierre2=VRAI ;</text:span></text:p>
          <text:p><text:span text:style-name="T46"><text:tab/></text:span><text:span text:style-name="T46">/*Bolivien donne le tour à Péruvien*/</text:span></text:p>
          <text:p><text:span text:style-name="T55">(b2)</text:span><text:span text:style-name="T55"><text:tab/></text:span><text:span text:style-name="T56">tour=1 ;</text:span></text:p>
          <text:p><text:span text:style-name="T55">(c2)</text:span><text:span text:style-name="T56"><text:tab/></text:span><text:span text:style-name="T56">Tant que (Pierre1=VRAI ET tour=1) faire</text:span></text:p>
          <text:p><text:span text:style-name="T56"><text:tab/></text:span><text:span text:style-name="T56">Début</text:span></text:p>
          <text:p><text:span text:style-name="T56"><text:tab/></text:span><text:span text:style-name="T56"> <text:s text:c="3"/></text:span><text:span text:style-name="T58">/</text:span><text:span text:style-name="T59">*Bolivien enlève sa pierre et fais la sieste*</text:span><text:span text:style-name="T58">/</text:span></text:p>
          <text:p><text:span text:style-name="T56"><text:tab/></text:span><text:span text:style-name="T56">Fin</text:span></text:p>
          <text:p><text:span text:style-name="T52"><text:tab/></text:span><text:span text:style-name="T52">&lt;SC&gt;</text:span></text:p>
          <text:p><text:span text:style-name="T52"><text:tab/></text:span><text:span text:style-name="T52"> <text:s text:c="3"/></text:span><text:span text:style-name="T52">/</text:span><text:span text:style-name="T53">*Bolivien passe*</text:span><text:span text:style-name="T47">/</text:span></text:p>
          <text:p><text:span text:style-name="T47"><text:tab/></text:span><text:span text:style-name="T47">&lt;/SC&gt;</text:span></text:p>
          <text:p><text:span text:style-name="T47"><text:tab/></text:span><text:span text:style-name="T47">/</text:span><text:span text:style-name="T53">*Bolivien</text:span><text:span text:style-name="T54"> retourne au panier et enlève sa pierre</text:span><text:span text:style-name="T53">*</text:span><text:span text:style-name="T47">/</text:span></text:p>
          <text:p><text:span text:style-name="T49">(d2)</text:span><text:span text:style-name="T47"><text:tab/></text:span><text:span text:style-name="T47">Pierre2=FAUX ;</text:span></text:p>
          <text:p><text:span text:style-name="T47"><text:tab/></text:span><text:span text:style-name="T47">/</text:span><text:span text:style-name="T53">*Bolivien repart*</text:span><text:span text:style-name="T47">/</text:span></text:p>
          <text:p><text:span text:style-name="T47"><text:s text:c="4"/></text:span><text:span text:style-name="T47">Fin</text:span></text:p>
          <text:p><text:span text:style-name="T47">Fin</text:span></text:p>
        </draw:text-box>
      </draw:frame>
      <draw:custom-shape text:anchor-type="page" text:anchor-page-number="5" draw:z-index="14" draw:name="Forme1" draw:style-name="gr13" draw:text-style-name="P103" svg:width="8.6cm" svg:height="8.474cm" svg:x="11.261cm" svg:y="5.114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3" draw:z-index="15" draw:name="Forme1" draw:style-name="gr10" draw:text-style-name="P103" svg:width="8.6cm" svg:height="8.917cm" svg:x="1.409cm" svg:y="17.339cm">
        <text:p/>
        <draw:enhanced-geometry svg:viewBox="0 0 21600 21600" draw:type="rectangle" draw:enhanced-path="M 0 0 L 21600 0 21600 21600 0 21600 0 0 Z N"/>
      </draw:custom-shape>
      <text:p text:style-name="P85">II - Problème des cheminots </text:p>
      <text:p text:style-name="P82"/>
      <text:p text:style-name="P82"><text:span text:style-name="T45">Premier cas </text:span>:</text:p>
      <text:p text:style-name="P79"/>
      <text:p text:style-name="P79">Pierre=FAUX ;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">Propriété 1 :</text:p>
      <text:p text:style-name="P74"/>
      <text:p text:style-name="P74">Pierre : FAUX<text:tab/></text:p>
      <text:p text:style-name="P74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00">Péruvien</text:p>
          </table:table-cell>
          <table:table-cell table:style-name="Tableau1.A1" office:value-type="string">
            <text:p text:style-name="P100">Bolivien</text:p>
          </table:table-cell>
          <table:table-cell table:style-name="Tableau1.C1" office:value-type="string">
            <text:p text:style-name="P100">Pierre</text:p>
          </table:table-cell>
        </table:table-row>
        <table:table-row>
          <table:table-cell table:style-name="Tableau1.A2" office:value-type="string">
            <text:p text:style-name="P100">(a1)</text:p>
          </table:table-cell>
          <table:table-cell table:style-name="Tableau1.A2" office:value-type="string">
            <text:p text:style-name="P99"/>
          </table:table-cell>
          <table:table-cell table:style-name="Tableau1.C2" office:value-type="string">
            <text:p text:style-name="P99"/>
          </table:table-cell>
        </table:table-row>
        <table:table-row>
          <table:table-cell table:style-name="Tableau1.A2" office:value-type="string">
            <text:p text:style-name="P99"/>
          </table:table-cell>
          <table:table-cell table:style-name="Tableau1.A2" office:value-type="string">
            <text:p text:style-name="P100">(a2)</text:p>
          </table:table-cell>
          <table:table-cell table:style-name="Tableau1.C2" office:value-type="string">
            <text:p text:style-name="P99"/>
          </table:table-cell>
        </table:table-row>
        <table:table-row>
          <table:table-cell table:style-name="Tableau1.A2" office:value-type="string">
            <text:p text:style-name="P100">(b1)</text:p>
          </table:table-cell>
          <table:table-cell table:style-name="Tableau1.A2" office:value-type="string">
            <text:p text:style-name="P99"/>
          </table:table-cell>
          <table:table-cell table:style-name="Tableau1.C2" office:value-type="string">
            <text:p text:style-name="P101">TRUE</text:p>
          </table:table-cell>
        </table:table-row>
        <table:table-row>
          <table:table-cell table:style-name="Tableau1.A2" office:value-type="string">
            <text:p text:style-name="P99"/>
          </table:table-cell>
          <table:table-cell table:style-name="Tableau1.A2" office:value-type="string">
            <text:p text:style-name="P100">(b2)</text:p>
          </table:table-cell>
          <table:table-cell table:style-name="Tableau1.C2" office:value-type="string">
            <text:p text:style-name="P101">TRUE</text:p>
          </table:table-cell>
        </table:table-row>
        <table:table-row>
          <table:table-cell table:style-name="Tableau1.A2" office:value-type="string">
            <text:p text:style-name="P100">&lt;SC<text:span text:style-name="T1">&gt;</text:span></text:p>
          </table:table-cell>
          <table:table-cell table:style-name="Tableau1.A2" office:value-type="string">
            <text:p text:style-name="P99"/>
          </table:table-cell>
          <table:table-cell table:style-name="Tableau1.C2" office:value-type="string">
            <text:p text:style-name="P99"/>
          </table:table-cell>
        </table:table-row>
        <table:table-row>
          <table:table-cell table:style-name="Tableau1.A2" office:value-type="string">
            <text:p text:style-name="P99"/>
          </table:table-cell>
          <table:table-cell table:style-name="Tableau1.A2" office:value-type="string">
            <text:p text:style-name="P102">&lt;SC&gt;</text:p>
          </table:table-cell>
          <table:table-cell table:style-name="Tableau1.C2" office:value-type="string">
            <text:p text:style-name="P99"/>
          </table:table-cell>
        </table:table-row>
      </table:table>
      <text:p text:style-name="P42">P<text:span text:style-name="T20">P1 NON VÉRIFIÉE</text:span></text:p>
      <text:p text:style-name="P74"/>
      <text:p text:style-name="P8">Propriété <text:span text:style-name="T1">2</text:span> :</text:p>
      <text:p text:style-name="P8"/>
      <text:p text:style-name="P60">Si Péruvien demande la &lt;SC&gt; et est le seul à la demander, il peut y entrer car Pierre=FAUX : il n’y a donc pas d’attente. </text:p>
      <text:p text:style-name="P60">Idem pour Bolivien.</text:p>
      <text:p text:style-name="P68"><text:span text:style-name="T39">P</text:span><text:span text:style-name="T40">P2 VÉRIFIÉE</text:span></text:p>
      <text:p text:style-name="P68"><text:span text:style-name="T41"/></text:p>
      <text:p text:style-name="P68"><text:span text:style-name="T23">Propriété 3 :</text:span></text:p>
      <text:p text:style-name="P61"/>
      <text:p text:style-name="P61"><text:span text:style-name="T5">Supposons</text:span> Péruvien en &lt;SC&gt; et Bolivien en attente :</text:p>
      <text:p text:style-name="P61">=&gt;Pierre=VRAI</text:p>
      <text:p text:style-name="P61">Péruvien sort de &lt;SC&gt; et éxécute son protocole de sortie : Pierre=FAUX. Bolivien peut maintenant, <text:s/>sortir de son attente active en (a2).</text:p>
      <text:p text:style-name="P43">P<text:span text:style-name="T20">P3 VÉRIFIÉE</text:span></text:p>
      <text:p text:style-name="P95"><text:span text:style-name="T5">Interblocage</text:span> :</text:p>
      <text:p text:style-name="P1"/>
      <text:p text:style-name="P49">Pierre est initialisé à FAUX, et est affecté à FAUX lors du protocole de sortie des deux processus : il ne peut jamais être VRAI lorsque les deux processus avancent dans leur instruction (a1) et (a2).</text:p>
      <text:p text:style-name="P46">PAS D’INTERBLOCAGE</text:p>
      <text:p text:style-name="P49"/>
      <text:p text:style-name="P58">Equité :</text:p>
      <text:p text:style-name="P49"/>
      <text:p text:style-name="P65">S<text:span text:style-name="T5">upposons </text:span>Péruvien en &lt;SC&gt; et Bolivien en attente :</text:p>
      <text:p text:style-name="P65">=&gt;Pierre=VRAI</text:p>
      <text:p text:style-name="P53">Péruvien sort de &lt;SC&gt; et éxécute son protocole de sortie : Pierre=FAUX. </text:p>
      <text:p text:style-name="P49">Péruvien passe en protocole d’entrée puis redemande la &lt;SC&gt; : Il l’obtient.</text:p>
      <text:p text:style-name="P46">NON EQUITABLE</text:p>
      <text:p text:style-name="P46"/>
      <text:p text:style-name="P91">Dans ce premier cas, la propriété 1 n’est pas respecté ; si les deux processus peuvent entrer en section critique simultanément, les deux trains peuvent entrer en collision… Il n’y a pas de priorité donné à qui que ce soit, c’est pour cela qu’il y a un accident.</text:p>
      <text:p text:style-name="P49"/>
      <text:p text:style-name="P84"><text:span text:style-name="T4">Deuxième cas</text:span><text:span text:style-name="T2"> :</text:span></text:p>
      <text:p text:style-name="P83"/>
      <text:p text:style-name="P31">Pierre=FAUX ;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5">Propriété 1 :</text:p>
      <text:p text:style-name="P88"/>
      <text:p text:style-name="P89">Supposons Péruvien et Bolivien en &lt;SC&gt;</text:p>
      <text:p text:style-name="P41">• Péruvien en &lt;SC&gt; =&gt; Pierre=VRAI</text:p>
      <text:p text:style-name="P41">• Bolivien en &lt;SC&gt; =&gt; Pierre=FAUX</text:p>
      <text:p text:style-name="P86"><text:span text:style-name="T6">CONTRADICTION, PP1 VÉRIFIÉ</text:span><text:span text:style-name="T8">E</text:span></text:p>
      <text:p text:style-name="P77"><text:span text:style-name="T21"/></text:p>
      <text:p text:style-name="P77"><text:span text:style-name="T21">Propriété </text:span><text:span text:style-name="T22">2</text:span><text:span text:style-name="T21"> :</text:span></text:p>
      <text:p text:style-name="P66"/>
      <text:p text:style-name="P67"><text:span text:style-name="T20">Après initialisation, s</text:span>i <text:span text:style-name="T20">Bolivien</text:span> demande la &lt;SC&gt; et est le seul à la demander, il peut y entrer car Pierre=FAUX : il n’y a donc pas d’attente. </text:p>
      <text:p text:style-name="P39">En revanche, si Péruvien demande la &lt;SC&gt; et est le seul à la demander, il ne peut pas y entrer. Il est obligé d’attendre que Péruvien mette Pierre à VRAI.</text:p>
      <text:p text:style-name="P70"><text:span text:style-name="T19">PP2 NON VÉRIFIÉE</text:span></text:p>
      <text:p text:style-name="P97"><text:span text:style-name="T33">Propriété </text:span><text:span text:style-name="T34">3</text:span><text:span text:style-name="T33"> :</text:span></text:p>
      <text:p text:style-name="P20"/>
      <text:p text:style-name="P66"><text:span text:style-name="T5">Supposons</text:span> Péruvien en &lt;SC&gt; et Bolivien en attente :</text:p>
      <text:p text:style-name="P66">=&gt; Pierre=VRAI</text:p>
      <text:p text:style-name="P17">Péruvien sort de &lt;SC&gt; et éxécute son protocole de sortie : Pierre=FAUX. Bolivien peut maintenant sortir de son attente active en (a2).</text:p>
      <text:p text:style-name="P13">PP3 VÉRIFIÉE</text:p>
      <text:p text:style-name="P17"/>
      <text:p text:style-name="P4"><text:span text:style-name="T5">Interblocage</text:span> :</text:p>
      <text:p text:style-name="P4"/>
      <text:p text:style-name="P50"><text:span text:style-name="T24">La variable </text:span>Pierre est <text:span text:style-name="T24">booléenne, elle ne peut prendre que VRAI ou FAUX :</text:span></text:p>
      <text:p text:style-name="P50">- <text:span text:style-name="T24">Si Pierre=VRAI alors Péruvien passe.</text:span></text:p>
      <text:p text:style-name="P50">- <text:span text:style-name="T24">Si Pierre=FAUX alors Bolivien passe.</text:span></text:p>
      <text:p text:style-name="P42">PAS D’INTERBLOCAGE</text:p>
      <text:p text:style-name="P51"/>
      <text:p text:style-name="P59">Equité :</text:p>
      <text:p text:style-name="P51"/>
      <text:p text:style-name="P67">S<text:span text:style-name="T5">upposons </text:span>Péruvien en &lt;SC&gt; et Bolivien en attente :</text:p>
      <text:p text:style-name="P67">=&gt;Pierre=VRAI</text:p>
      <text:p text:style-name="P54">Péruvien sort de &lt;SC&gt; et éxécute son protocole de sortie : Pierre=FAUX. </text:p>
      <text:p text:style-name="P51">Péruvien passe en protocole d’entrée puis redemande la &lt;SC&gt; : Il <text:span text:style-name="T24">ne l’</text:span>obtient <text:span text:style-name="T24">pas, Bolivien entre en &lt;SC&gt;</text:span>.</text:p>
      <text:p text:style-name="P22"><text:span text:style-name="T9">É</text:span><text:span text:style-name="T6">QUITABLE</text:span></text:p>
      <text:p text:style-name="P22"><text:span text:style-name="T6"/></text:p>
      <text:p text:style-name="P92"><text:span text:style-name="T6">Dans ce </text:span><text:span text:style-name="T14">deuxième</text:span><text:span text:style-name="T6"> cas, la propriété </text:span><text:span text:style-name="T14">2</text:span><text:span text:style-name="T6"> n’est pas respecté ; </text:span><text:span text:style-name="T14">si un processus est prêt à entrer en section critique, il ne peut pas y acceder sans attendre l’autre. Dans la situation des cheminots, c’est pour cette raison </text:span><text:span text:style-name="T6"><text:s/></text:span><text:span text:style-name="T14">qu’il n’y a pas autant de trains qu’avant..</text:span><text:span text:style-name="T6"> </text:span><text:span text:style-name="T14">La condition d’attente est trop contraignante</text:span><text:span text:style-name="T6">, </text:span><text:span text:style-name="T14">il faut la modifier si on veut obtenir un acces à la sectionc ritique plus facile</text:span><text:span text:style-name="T6">.</text:span></text:p>
      <text:p text:style-name="P22"><text:span text:style-name="T6"/></text:p>
      <text:p text:style-name="P81"><text:span text:style-name="T18">Troisième cas </text:span><text:span text:style-name="T16">:</text:span></text:p>
      <text:p text:style-name="P80"/>
      <text:p text:style-name="P30"><text:span text:style-name="T9">P</text:span><text:span text:style-name="T6">ierre1=FAUX, Pierre2=FAUX ;</text:span></text:p>
      <text:p text:style-name="P30"/>
      <text:p text:style-name="P3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71"/>
      <text:p text:style-name="P71"/>
      <text:p text:style-name="P71"/>
      <text:p text:style-name="P71"/>
      <text:p text:style-name="P71"/>
      <text:p text:style-name="P5"/>
      <text:p text:style-name="P98">Propriété 1 :</text:p>
      <text:p text:style-name="P72"/>
      <text:p text:style-name="P75">Supposons Péruvien en &lt;SC&gt; :</text:p>
      <text:p text:style-name="P75">=&gt;Pierre1=VRAI</text:p>
      <text:p text:style-name="P75">=&gt;Pierre2=FAUX</text:p>
      <text:p text:style-name="P75">Supposons Bolivien en &lt;SC&gt; :</text:p>
      <text:p text:style-name="P75">=&gt;Pierre2=VRAI</text:p>
      <text:p text:style-name="P75">=&gt;Pierre1=FAUX</text:p>
      <text:p text:style-name="P90"><text:span text:style-name="T36">CONTRADICTION, </text:span><text:span text:style-name="T37">PP1 VÉRIFIÉ</text:span><text:span text:style-name="T35">E</text:span></text:p>
      <text:p text:style-name="P90"><text:span text:style-name="T35"/></text:p>
      <text:p text:style-name="P90"><text:span text:style-name="T23">Propriété </text:span><text:span text:style-name="T21">2</text:span><text:span text:style-name="T23"> :</text:span></text:p>
      <text:p text:style-name="P62"/>
      <text:p text:style-name="P62"><text:span text:style-name="T20">Après initialisation, s</text:span>i <text:span text:style-name="T25">Péruvien</text:span> demande la &lt;SC&gt; et est le seul à la demander, il peut y entrer car Pierre<text:span text:style-name="T26">2</text:span>=FAUX : il n’y a donc pas d’attente. </text:p>
      <text:p text:style-name="P37">De même si Bolivien demande la &lt;SC&gt; et est le seul à demander, il y entre : <text:span text:style-name="T1">Pierre1=FAUX.</text:span></text:p>
      <text:p text:style-name="P40">PP2 VÉRIFIÉE</text:p>
      <text:p text:style-name="P36"/>
      <text:p text:style-name="P33"><text:span text:style-name="T6">Propriété </text:span><text:span text:style-name="T7">3</text:span><text:span text:style-name="T6"> :</text:span></text:p>
      <text:p text:style-name="P18"/>
      <text:p text:style-name="P62"><text:span text:style-name="T5">Supposons</text:span> Péruvien en &lt;SC&gt; et Bolivien en attente :</text:p>
      <text:p text:style-name="P62">=&gt; Pierre<text:span text:style-name="T26">1</text:span>=VRAI</text:p>
      <text:p text:style-name="P63">=&gt; Pierre<text:span text:style-name="T26">2</text:span>=<text:span text:style-name="T26">FAUX</text:span></text:p>
      <text:p text:style-name="P15">Péruvien sort de &lt;SC&gt; et éxécute son protocole de sortie : Pierre<text:span text:style-name="T27">1</text:span>=FAUX. Bolivien <text:span text:style-name="T42">peut maintenant </text:span>sort<text:span text:style-name="T42">ir</text:span> de son attente active en (<text:span text:style-name="T42">b</text:span>2) <text:span text:style-name="T42">et entrer en &lt;SC&gt;</text:span>.</text:p>
      <text:p text:style-name="P12">PP3 VÉRIFIÉE</text:p>
      <text:p text:style-name="P15"/>
      <text:p text:style-name="P2"><text:span text:style-name="T5">Interblocage</text:span> :</text:p>
      <text:p text:style-name="P2"/>
      <text:p text:style-name="P47"><text:span text:style-name="T28">Les variables Pierre1 et Pierre2 sont</text:span> <text:span text:style-name="T24">booléennes, elle ne peuvent prendre comme valeur que VRAI ou FAUX. Le changement de valeur qui permet de sortir de la condition d’attente se trouve dans le processus opposé à celui qui attend : dès lors que l’un des deux processus change la valeur pour l’autre il débloque ce dernier et l’envoie en &lt;SC&gt;.</text:span></text:p>
      <text:p text:style-name="P44">PAS D’INTERBLOCAGE</text:p>
      <text:p text:style-name="P47"/>
      <text:p text:style-name="P56">Equité :</text:p>
      <text:p text:style-name="P47"/>
      <text:p text:style-name="P62">S<text:span text:style-name="T5">upposons </text:span>Péruvien en &lt;SC&gt; et Bolivien en attente :</text:p>
      <text:p text:style-name="P64">=&gt; Pierre<text:span text:style-name="T26">1</text:span>=VRAI</text:p>
      <text:p text:style-name="P64">=&gt; Pierre<text:span text:style-name="T26">2</text:span>=<text:span text:style-name="T26">FAUX</text:span></text:p>
      <text:p text:style-name="P52">Péruvien sort de &lt;SC&gt; et éxécute son protocole de sortie : Pierre<text:span text:style-name="T28">1</text:span>=FAUX. </text:p>
      <text:p text:style-name="P47">Péruvien <text:span text:style-name="T43">re</text:span>passe en protocole d’entrée puis redemande la &lt;SC&gt; : Il <text:span text:style-name="T28">l’obtient, en passant devant le Bolivien.</text:span></text:p>
      <text:p text:style-name="P21"><text:span text:style-name="T11">NON </text:span><text:span text:style-name="T9">É</text:span><text:span text:style-name="T8">QUITABLE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<text:span text:style-name="T29">S</text:span><text:span text:style-name="T32">olution proposé :</text:span></text:p>
      <text:p text:style-name="P23"><text:span text:style-name="T29"/></text:p>
      <text:p text:style-name="P25"><text:span text:style-name="T6">La solution au problème consiste à implementer l’algorithme de Peterson pour les cheminots :</text:span></text:p>
      <text:p text:style-name="P25"><text:span text:style-name="T6"/></text:p>
      <text:p text:style-name="P26"><text:span text:style-name="T6">Pierre1=FAUX ; Pierre 2=FAUX ; tour = 1</text:span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6">Propriété 1 :</text:p>
      <text:p text:style-name="P73"/>
      <text:p text:style-name="P76">Supposons Péruvien en &lt;SC&gt; :</text:p>
      <text:p text:style-name="P76">=&gt;Pierre1=VRAI</text:p>
      <text:p text:style-name="P76">=&gt;Pierre2=FAUX</text:p>
      <text:p text:style-name="P87">=&gt;tour<text:span text:style-name="T42">=2</text:span></text:p>
      <text:p text:style-name="P76">Supposons Bolivien en &lt;SC&gt; :</text:p>
      <text:p text:style-name="P76">=&gt;Pierre2=VRAI</text:p>
      <text:p text:style-name="P27"><text:span text:style-name="T6">=&gt;Pierre1=FAUX</text:span></text:p>
      <text:p text:style-name="P28"><text:span text:style-name="T6">=&gt;tour=1</text:span></text:p>
      <text:p text:style-name="P24"><text:span text:style-name="T12">CONTRADICTION, </text:span><text:span text:style-name="T9">PP1 VÉRIFIÉ</text:span><text:span text:style-name="T10">E</text:span></text:p>
      <text:p text:style-name="P29"><text:span text:style-name="T10"/></text:p>
      <text:p text:style-name="P32"><text:span text:style-name="T6">Propriété </text:span><text:span text:style-name="T13">2</text:span><text:span text:style-name="T6"> :</text:span></text:p>
      <text:p text:style-name="P32"><text:span text:style-name="T6"/></text:p>
      <text:p text:style-name="P61"><text:span text:style-name="T20">Après initialisation, s</text:span>i <text:span text:style-name="T25">Péruvien</text:span> demande la &lt;SC&gt; et est le seul à la demander, il peut y entrer car Pierre<text:span text:style-name="T26">2</text:span>=FAUX : il n’y a donc pas d’attente. </text:p>
      <text:p text:style-name="P38">De même si Bolivien demande la &lt;SC&gt; et est le seul à demander, il y entre : <text:span text:style-name="T1">Pierre1=FAUX.</text:span></text:p>
      <text:p text:style-name="P10">PP2 VÉRIFIÉE</text:p>
      <text:p text:style-name="P10"><text:span text:style-name="T6"/></text:p>
      <text:p text:style-name="P34"><text:span text:style-name="T6">Propriété </text:span><text:span text:style-name="T7">3</text:span><text:span text:style-name="T6"> :</text:span></text:p>
      <text:p text:style-name="P19"/>
      <text:p text:style-name="P61"><text:span text:style-name="T5">Supposons</text:span> Péruvien en &lt;SC&gt; et Bolivien en attente :</text:p>
      <text:p text:style-name="P61">=&gt; Pierre<text:span text:style-name="T26">1</text:span>=VRAI</text:p>
      <text:p text:style-name="P61">=&gt; Pierre<text:span text:style-name="T26">2</text:span>=<text:span text:style-name="T26">FAUX</text:span></text:p>
      <text:p text:style-name="P69">=&gt; tour=2</text:p>
      <text:p text:style-name="P16">Péruvien sort de &lt;SC&gt; et éxécute son protocole de sortie : Pierre<text:span text:style-name="T27">1</text:span>=FAUX. Bolivien <text:span text:style-name="T42">peut maintenant </text:span>sort<text:span text:style-name="T42">ir</text:span> de son attente active en (<text:span text:style-name="T42">c</text:span>2) <text:span text:style-name="T42">et entrer en &lt;SC&gt;</text:span></text:p>
      <text:p text:style-name="P11">PP3 VÉRIFIÉE</text:p>
      <text:p text:style-name="P96"><text:span text:style-name="T5">Interblocage</text:span> :</text:p>
      <text:p text:style-name="P3"/>
      <text:p text:style-name="P48"><text:span text:style-name="T28">La variable tour est booléenne : il est impossible pour elle d’avoir deux valeurs ne même temps ; de ce fait, il est impossible d’avoir les deux processus en attente.</text:span></text:p>
      <text:p text:style-name="P45">PAS D’INTERBLOCAGE</text:p>
      <text:p text:style-name="P48"/>
      <text:p text:style-name="P57">Equité :</text:p>
      <text:p text:style-name="P48"/>
      <text:p text:style-name="P55"><text:span text:style-name="T38">La variable tour sert à donner la priorité à un processus. Si c’est le tour du processus 2 alors celui-ci est prioritaire à la section critique si le processus 1 n’y est pas déjà. Un processus peut toutefois s’éxecuter plusieurs fois si l’autre ne souhaite pas acceder à la section critique.</text:span></text:p>
      <text:p text:style-name="P14"><text:span text:style-name="T28">ÉQUITABLE</text:span></text:p>
      <text:p text:style-name="P14"/>
      <text:p text:style-name="P93">Dans ce <text:span text:style-name="T44">dernier</text:span> cas, l’<text:span text:style-name="T44">ensemble des propriétés est respecté : on peut appliquer cet manière de faire à notre problème ; cela devrait régler les problèmes féroviaires dans les Andes.</text:span></text:p>
      <text:p text:style-name="P93"/>
      <text:p text:style-name="P94">Les codes ADA de ces questions sont disponibles en annexe, nous avons jugé plus facile de démontrer les propriétés sous forme de pseudo-code (c’est aussi plus agréable à l’oeil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8:59.544273625</meta:creation-date>
    <meta:generator>LibreOffice/6.0.7.3$Linux_X86_64 LibreOffice_project/00m0$Build-3</meta:generator>
    <dc:date>2019-05-10T18:50:54.588703138</dc:date>
    <meta:editing-duration>PT3H26M25S</meta:editing-duration>
    <meta:editing-cycles>15</meta:editing-cycles>
    <meta:document-statistic meta:table-count="1" meta:image-count="0" meta:object-count="0" meta:page-count="6" meta:paragraph-count="126" meta:word-count="1018" meta:character-count="5900" meta:non-whitespace-character-count="4997"/>
  </office:meta>
</office:document-meta>
</file>